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 style:parent-style-name="Graphics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draw:fill="none" draw:stroke="solid" svg:stroke-width="0.02083in" svg:stroke-color="#7f7f7f" svg:stroke-opacity="100%" draw:stroke-linejoin="miter" svg:stroke-linecap="butt" style:protect="position size"/>
    </style:style>
    <style:style style:family="graphic" style:name="a40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89" style:parent-style-name="Graphics">
      <style:graphic-properties draw:fill="none" draw:stroke="none"/>
    </style:style>
    <style:style style:family="graphic" style:name="a40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2083in" svg:stroke-color="#7f7f7f" svg:stroke-opacity="100%" draw:stroke-linejoin="miter" svg:stroke-linecap="butt" style:protect="position siz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9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Forward rates Spreads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le-and-Content" presentation:presentation-page-layout-name="Master1-PPL2" draw:id="Slide-257">
        <draw:frame draw:id="id65" draw:style-name="a387" draw:name="Picture 4" svg:x="0.53in" svg:y="2.31387in" svg:width="3.84637in" svg:height="2.86554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55556in" svg:y1="1.72122in" svg:x2="4.55556in" svg:y2="5.77878in" draw:id="id66" draw:style-name="a388" draw:name="Straight Connector 13">
          <svg:title/>
          <svg:desc/>
        </draw:connector>
        <draw:frame draw:id="id67" draw:style-name="a389" draw:name="Picture 8" svg:x="4.71421in" svg:y="2.30563in" svg:width="3.86849in" svg:height="2.88202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8.74444in" svg:y1="1.72122in" svg:x2="8.74444in" svg:y2="5.77878in" draw:id="id68" draw:style-name="a390" draw:name="Straight Connector 15">
          <svg:title/>
          <svg:desc/>
        </draw:connector>
        <draw:frame draw:id="id69" draw:style-name="a391" draw:name="Picture 6" svg:x="8.92644in" svg:y="2.31387in" svg:width="3.84637in" svg:height="2.8655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392" draw:master-page-name="Master1-Layout2-obj-Title-and-Content" presentation:presentation-page-layout-name="Master1-PPL2" draw:id="Slide-258">
        <draw:frame draw:id="id70" presentation:style-name="a393" draw:name="Title 1" svg:x="0.91667in" svg:y="0.39931in" svg:width="11.5in" svg:height="1.44965in" presentation:class="title" presentation:placeholder="true">
          <draw:text-box/>
          <svg:title/>
          <svg:desc/>
        </draw:frame>
        <draw:connector draw:type="line" svg:x1="1.83495in" svg:y1="2.90291in" svg:x2="7.09709in" svg:y2="2.90291in" draw:id="id71" draw:style-name="a394" draw:name="Straight Connector 4">
          <svg:title/>
          <svg:desc/>
        </draw:connector>
        <draw:connector draw:type="line" svg:x1="1.83495in" svg:y1="3.38026in" svg:x2="7.09709in" svg:y2="3.38026in" draw:id="id72" draw:style-name="a395" draw:name="Straight Connector 5">
          <svg:title/>
          <svg:desc/>
        </draw:connector>
        <draw:connector draw:type="line" svg:x1="1.83495in" svg:y1="3.8576in" svg:x2="7.09709in" svg:y2="3.8576in" draw:id="id73" draw:style-name="a396" draw:name="Straight Connector 6">
          <svg:title/>
          <svg:desc/>
        </draw:connector>
        <draw:connector draw:type="line" svg:x1="1.83495in" svg:y1="4.37378in" svg:x2="7.09709in" svg:y2="4.37378in" draw:id="id74" draw:style-name="a397" draw:name="Straight Connector 7">
          <svg:title/>
          <svg:desc/>
        </draw:connector>
        <draw:connector draw:type="line" svg:x1="1.83495in" svg:y1="4.9288in" svg:x2="7.09709in" svg:y2="4.9288in" draw:id="id75" draw:style-name="a398" draw:name="Straight Connector 8">
          <svg:title/>
          <svg:desc/>
        </draw:connector>
        <draw:connector draw:type="line" svg:x1="1.83495in" svg:y1="5.47411in" svg:x2="7.09709in" svg:y2="5.47411in" draw:id="id76" draw:style-name="a399" draw:name="Straight Connector 9">
          <svg:title/>
          <svg:desc/>
        </draw:connector>
        <draw:connector draw:type="line" svg:x1="2.45793in" svg:y1="5.76699in" svg:x2="2.45793in" svg:y2="2.6521in" draw:id="id77" draw:style-name="a400" draw:name="Straight Connector 10">
          <svg:title/>
          <svg:desc/>
        </draw:connector>
        <draw:connector draw:type="line" svg:x1="3.08091in" svg:y1="5.76699in" svg:x2="3.08091in" svg:y2="2.6521in" draw:id="id78" draw:style-name="a401" draw:name="Straight Connector 12">
          <svg:title/>
          <svg:desc/>
        </draw:connector>
        <draw:connector draw:type="line" svg:x1="3.69418in" svg:y1="5.76699in" svg:x2="3.69418in" svg:y2="2.6521in" draw:id="id79" draw:style-name="a402" draw:name="Straight Connector 13">
          <svg:title/>
          <svg:desc/>
        </draw:connector>
        <draw:connector draw:type="line" svg:x1="4.30744in" svg:y1="5.76699in" svg:x2="4.30744in" svg:y2="2.6521in" draw:id="id80" draw:style-name="a403" draw:name="Straight Connector 14">
          <svg:title/>
          <svg:desc/>
        </draw:connector>
        <draw:connector draw:type="line" svg:x1="4.90129in" svg:y1="5.76699in" svg:x2="4.90129in" svg:y2="2.6521in" draw:id="id81" draw:style-name="a404" draw:name="Straight Connector 15">
          <svg:title/>
          <svg:desc/>
        </draw:connector>
        <draw:connector draw:type="line" svg:x1="5.50485in" svg:y1="5.75404in" svg:x2="5.50485in" svg:y2="2.63916in" draw:id="id82" draw:style-name="a405" draw:name="Straight Connector 16">
          <svg:title/>
          <svg:desc/>
        </draw:connector>
        <draw:connector draw:type="line" svg:x1="6.13754in" svg:y1="5.75404in" svg:x2="6.13754in" svg:y2="2.63916in" draw:id="id83" draw:style-name="a406" draw:name="Straight Connector 17">
          <svg:title/>
          <svg:desc/>
        </draw:connector>
        <draw:connector draw:type="line" svg:x1="6.68932in" svg:y1="5.76699in" svg:x2="6.68932in" svg:y2="2.6521in" draw:id="id84" draw:style-name="a407" draw:name="Straight Connector 18">
          <svg:title/>
          <svg:desc/>
        </draw:connector>
        <draw:frame draw:id="id85" draw:style-name="a411" draw:name="TextBox 19" svg:x="2.84628in" svg:y="2.29597in" svg:width="0.59223in" svg:height="0.40391in">
          <draw:text-box>
            <text:p text:style-name="a410" text:class-names="" text:cond-style-name=""><text:span text:style-name="a408" text:class-names="">3</text:span><text:span text:style-name="a409" text:class-names="">m</text:span></text:p>
          </draw:text-box>
          <svg:title/>
          <svg:desc/>
        </draw:frame>
        <draw:frame draw:id="id86" draw:style-name="a416" draw:name="TextBox 20" svg:x="4.00162in" svg:y="2.289in" svg:width="0.59223in" svg:height="0.40391in">
          <draw:text-box>
            <text:p text:style-name="a415" text:class-names="" text:cond-style-name=""><text:span text:style-name="a412" text:class-names="">6</text:span><text:span text:style-name="a413" text:class-names="">m</text:span><text:span text:style-name="a414" text:class-names=""/></text:p>
          </draw:text-box>
          <svg:title/>
          <svg:desc/>
        </draw:frame>
        <draw:frame draw:id="id87" draw:style-name="a422" draw:name="TextBox 21" svg:x="5.26942in" svg:y="2.24742in" svg:width="0.70145in" svg:height="0.40391in">
          <draw:text-box>
            <text:p text:style-name="a421" text:class-names="" text:cond-style-name=""><text:span text:style-name="a417" text:class-names="">1</text:span><text:span text:style-name="a418" text:class-names="">2</text:span><text:span text:style-name="a419" text:class-names="">m</text:span><text:span text:style-name="a42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rward rates Spreads</dc:title>
    <meta:initial-creator>fran nunez</meta:initial-creator>
    <dc:creator>fran nunez</dc:creator>
    <meta:creation-date>2019-02-05T17:57:41Z</meta:creation-date>
    <dc:date>2019-02-05T18:14:31Z</dc:date>
    <meta:editing-cycles>1</meta:editing-cycles>
    <meta:editing-duration>PT1010S</meta:editing-duration>
    <meta:document-statistic meta:paragraph-count="4" meta:word-count="6"/>
  </office:meta>
</office:document-meta>
</file>